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color="#6aa94f" loext:opacity="100%" fo:background-color="#1e1e1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background-color="#1e1e1e"/>
    </style:style>
    <style:style style:name="P3" style:family="paragraph" style:parent-style-name="Standard">
      <style:text-properties fo:background-color="#1e1e1e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d4d4d4" loext:opacity="100%" fo:background-color="#1e1e1e"/>
    </style:style>
    <style:style style:name="T1" style:family="text">
      <style:text-properties fo:color="#d4d4d4" loext:opacity="100%"/>
    </style:style>
    <style:style style:name="T2" style:family="text">
      <style:text-properties fo:color="#dcdcdc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6aa94f" loext:opacity="100%" fo:background-color="#1e1e1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 on iris dataset:</text:p>
      <text:p text:style-name="Standard">1. Display the First 5 Rows of the Dataset</text:p>
      <text:p text:style-name="Standard">2. Display the Last 5 Rows of the Dataset</text:p>
      <text:p text:style-name="Standard">3. Display the first N rows (e.g., first 10 rows) of the dataset.</text:p>
      <text:p text:style-name="Standard">4. Display the Last N Rows</text:p>
      <text:p text:style-name="Standard">5. Display a specific range of rows (e.g., middle rows) of the dataset.</text:p>
      <text:p text:style-name="Standard">6. Display Random Rows from the Dataset</text:p>
      <text:p text:style-name="Standard">7. Display Specific Columns</text:p>
      <text:p text:style-name="Standard">8. Display the Data Types of the Columns</text:p>
      <text:p text:style-name="Standard">9. Display Basic Statistical Summary</text:p>
      <text:p text:style-name="Standard">10.Display Unique Values in the 'target' Column<text:line-break/><text:line-break/><text:line-break/><text:span text:style-name="T6"># 1. Display the First 5 Rows of the Dataset</text:span></text:p>
      <text:p text:style-name="P2"><text:span text:style-name="T1">first_5_rows = house_prices_data.head</text:span><text:span text:style-name="T2">()</text:span></text:p>
      <text:p text:style-name="P2"><text:span text:style-name="T3">print</text:span><text:span text:style-name="T2">(</text:span><text:span text:style-name="T4">"First 5 Rows:"</text:span><text:span text:style-name="T2">)</text:span></text:p>
      <text:p text:style-name="P2"><text:span text:style-name="T3">print</text:span><text:span text:style-name="T2">(</text:span><text:span text:style-name="T1">first_5_rows</text:span><text:span text:style-name="T2">)</text:span></text:p>
      <text:p text:style-name="Standard"/>
      <text:p text:style-name="P1"># 2. Display the Last 5 Rows of the Dataset</text:p>
      <text:p text:style-name="P2"><text:span text:style-name="T1">last_5_rows = house_prices_data.tail</text:span><text:span text:style-name="T2">()</text:span></text:p>
      <text:p text:style-name="P2"><text:span text:style-name="T3">print</text:span><text:span text:style-name="T2">(</text:span><text:span text:style-name="T4">"\nLast 5 Rows:"</text:span><text:span text:style-name="T2">)</text:span></text:p>
      <text:p text:style-name="P2"><text:span text:style-name="T3">print</text:span><text:span text:style-name="T2">(</text:span><text:span text:style-name="T1">last_5_rows</text:span><text:span text:style-name="T2">)</text:span></text:p>
      <text:p text:style-name="Standard"/>
      <text:p text:style-name="P1"># 3. Display the first N rows (e.g., first 10 rows) of the dataset</text:p>
      <text:p text:style-name="P2"><text:span text:style-name="T1">first_10_rows = house_prices_data.head</text:span><text:span text:style-name="T2">(</text:span><text:span text:style-name="T5">10</text:span><text:span text:style-name="T2">)</text:span></text:p>
      <text:p text:style-name="P2"><text:span text:style-name="T3">print</text:span><text:span text:style-name="T2">(</text:span><text:span text:style-name="T4">"\nFirst 10 Rows:"</text:span><text:span text:style-name="T2">)</text:span></text:p>
      <text:p text:style-name="P2"><text:span text:style-name="T3">print</text:span><text:span text:style-name="T2">(</text:span><text:span text:style-name="T1">first_10_rows</text:span><text:span text:style-name="T2">)</text:span></text:p>
      <text:p text:style-name="Standard"/>
      <text:p text:style-name="P1"># 4. Display the Last N Rows (e.g., last 10 rows)</text:p>
      <text:p text:style-name="P2"><text:span text:style-name="T1">last_10_rows = house_prices_data.tail</text:span><text:span text:style-name="T2">(</text:span><text:span text:style-name="T5">10</text:span><text:span text:style-name="T2">)</text:span></text:p>
      <text:p text:style-name="P2"><text:span text:style-name="T3">print</text:span><text:span text:style-name="T2">(</text:span><text:span text:style-name="T4">"\nLast 10 Rows:"</text:span><text:span text:style-name="T2">)</text:span></text:p>
      <text:p text:style-name="P2"><text:span text:style-name="T3">print</text:span><text:span text:style-name="T2">(</text:span><text:span text:style-name="T1">last_10_rows</text:span><text:span text:style-name="T2">)</text:span></text:p>
      <text:p text:style-name="Standard"/>
      <text:p text:style-name="P1"># 5. Display a specific range of rows (e.g., middle rows)</text:p>
      <text:p text:style-name="P2"><text:span text:style-name="T1">middle_rows = house_prices_data.iloc</text:span><text:span text:style-name="T2">[</text:span><text:span text:style-name="T3">len</text:span><text:span text:style-name="T2">(</text:span><text:span text:style-name="T1">house_prices_data</text:span><text:span text:style-name="T2">)</text:span><text:span text:style-name="T1">//</text:span><text:span text:style-name="T5">2</text:span><text:span text:style-name="T1"> - </text:span><text:span text:style-name="T5">5</text:span><text:span text:style-name="T2">:</text:span><text:span text:style-name="T3">len</text:span><text:span text:style-name="T2">(</text:span><text:span text:style-name="T1">house_prices_data</text:span><text:span text:style-name="T2">)</text:span><text:span text:style-name="T1">//</text:span><text:span text:style-name="T5">2</text:span><text:span text:style-name="T1"> + </text:span><text:span text:style-name="T5">5</text:span><text:span text:style-name="T2">]</text:span></text:p>
      <text:p text:style-name="P2"><text:span text:style-name="T3">print</text:span><text:span text:style-name="T2">(</text:span><text:span text:style-name="T4">"\nMiddle Rows:"</text:span><text:span text:style-name="T2">)</text:span></text:p>
      <text:p text:style-name="P2"><text:span text:style-name="T3">print</text:span><text:span text:style-name="T2">(</text:span><text:span text:style-name="T1">middle_rows</text:span><text:span text:style-name="T2">)</text:span></text:p>
      <text:p text:style-name="Standard"/>
      <text:p text:style-name="P1"># 6. Display Random Rows from the Dataset</text:p>
      <text:p text:style-name="P2"><text:span text:style-name="T1">random_rows = house_prices_data.sample</text:span><text:span text:style-name="T2">(</text:span><text:span text:style-name="T5">5</text:span><text:span text:style-name="T2">)</text:span></text:p>
      <text:p text:style-name="P2"><text:span text:style-name="T3">print</text:span><text:span text:style-name="T2">(</text:span><text:span text:style-name="T4">"\nRandom Rows:"</text:span><text:span text:style-name="T2">)</text:span></text:p>
      <text:p text:style-name="P2"><text:span text:style-name="T3">print</text:span><text:span text:style-name="T2">(</text:span><text:span text:style-name="T1">random_rows</text:span><text:span text:style-name="T2">)</text:span></text:p>
      <text:p text:style-name="Standard"/>
      <text:p text:style-name="P1"># 7. Display Specific Columns (e.g., 'Square_Feet', 'Price')</text:p>
      <text:p text:style-name="P2"><text:span text:style-name="T1">specific_columns = house_prices_data</text:span><text:span text:style-name="T2">[[</text:span><text:span text:style-name="T4">'Square_Feet'</text:span><text:span text:style-name="T2">,</text:span><text:span text:style-name="T1"> </text:span><text:span text:style-name="T4">'Price'</text:span><text:span text:style-name="T2">]]</text:span></text:p>
      <text:p text:style-name="P2"><text:span text:style-name="T3">print</text:span><text:span text:style-name="T2">(</text:span><text:span text:style-name="T4">"\nSpecific Columns (Square_Feet, Price):"</text:span><text:span text:style-name="T2">)</text:span></text:p>
      <text:p text:style-name="P2"><text:span text:style-name="T3">print</text:span><text:span text:style-name="T2">(</text:span><text:span text:style-name="T1">specific_columns</text:span><text:span text:style-name="T2">)</text:span></text:p>
      <text:p text:style-name="Standard"/>
      <text:p text:style-name="P1"># 8. Display the Data Types of the Columns</text:p>
      <text:p text:style-name="P4">column_data_types = house_prices_data.dtypes</text:p>
      <text:p text:style-name="P2"><text:span text:style-name="T3">print</text:span><text:span text:style-name="T2">(</text:span><text:span text:style-name="T4">"\nData Types of Columns:"</text:span><text:span text:style-name="T2">)</text:span></text:p>
      <text:p text:style-name="P2"><text:span text:style-name="T3">print</text:span><text:span text:style-name="T2">(</text:span><text:span text:style-name="T1">column_data_types</text:span><text:span text:style-name="T2">)</text:span></text:p>
      <text:p text:style-name="Standard"><text:soft-page-break/></text:p>
      <text:p text:style-name="P1"># 9. Display Basic Statistical Summary</text:p>
      <text:p text:style-name="P2"><text:span text:style-name="T1">statistical_summary = house_prices_data.describe</text:span><text:span text:style-name="T2">()</text:span></text:p>
      <text:p text:style-name="P2"><text:span text:style-name="T3">print</text:span><text:span text:style-name="T2">(</text:span><text:span text:style-name="T4">"\nBasic Statistical Summary:"</text:span><text:span text:style-name="T2">)</text:span></text:p>
      <text:p text:style-name="P2"><text:span text:style-name="T3">print</text:span><text:span text:style-name="T2">(</text:span><text:span text:style-name="T1">statistical_summary</text:span><text:span text:style-name="T2">)</text:span></text:p>
      <text:p text:style-name="Standard"/>
      <text:p text:style-name="P1"># 10. Display Unique Values in the 'Square_Feet' Column</text:p>
      <text:p text:style-name="P2"><text:span text:style-name="T1">unique_values_square_feet = house_prices_data</text:span><text:span text:style-name="T2">[</text:span><text:span text:style-name="T4">'Square_Feet'</text:span><text:span text:style-name="T2">]</text:span><text:span text:style-name="T1">.unique</text:span><text:span text:style-name="T2">()</text:span></text:p>
      <text:p text:style-name="P2"><text:span text:style-name="T3">print</text:span><text:span text:style-name="T2">(</text:span><text:span text:style-name="T4">"\nUnique Values in 'Square_Feet' Column:"</text:span><text:span text:style-name="T2">)</text:span></text:p>
      <text:p text:style-name="P2"><text:span text:style-name="T3">print</text:span><text:span text:style-name="T2">(</text:span><text:span text:style-name="T1">unique_values_square_feet</text:span><text:span text:style-name="T2">)</text:span></text:p>
      <text:p text:style-name="P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20:55:13.245383822</meta:creation-date>
    <dc:date>2025-01-04T20:56:11.102827588</dc:date>
    <meta:editing-duration>PT58S</meta:editing-duration>
    <meta:editing-cycles>1</meta:editing-cycles>
    <meta:document-statistic meta:table-count="0" meta:image-count="0" meta:object-count="0" meta:page-count="2" meta:paragraph-count="50" meta:word-count="258" meta:character-count="2005" meta:non-whitespace-character-count="1795"/>
    <meta:generator>LibreOffice/24.2.2.2$Linux_X86_64 LibreOffice_project/420$Build-2</meta:generator>
  </office:meta>
</office:document-meta>
</file>